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font-size-asian="12pt" style:font-style-asian="normal" style:font-size-complex="12pt" style:font-style-complex="normal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text-properties fo:font-size="16pt" fo:font-style="normal" style:font-size-asian="16pt" style:font-style-asian="normal" style:font-size-complex="16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style:font-size-asian="16pt" style:font-style-asian="normal" style:font-size-complex="16pt" style:font-style-complex="normal"/>
    </style:style>
    <style:style style:name="P6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Consolas" fo:font-size="10pt" fo:font-style="normal" fo:background-color="#e8f2fe" style:font-name-asian="Consolas" style:font-size-asian="10pt" style:font-style-asian="normal" style:font-name-complex="Consolas" style:font-size-complex="10pt" style:font-style-complex="normal"/>
    </style:style>
    <style:style style:name="P8" style:family="paragraph" style:parent-style-name="Standard">
      <style:text-properties style:font-name="Consolas" fo:font-size="10pt" fo:background-color="#d4d4d4" style:font-name-asian="Consolas" style:font-size-asian="10pt" style:font-name-complex="Consolas" style:font-size-complex="10pt"/>
    </style:style>
    <style:style style:name="P9" style:family="paragraph" style:parent-style-name="Standard">
      <style:text-properties style:font-name="Times New Roman" fo:font-size="12pt" fo:font-style="normal" fo:background-color="#e8f2fe" style:font-name-asian="Consolas" style:font-size-asian="12pt" style:font-style-asian="normal" style:font-name-complex="Consolas" style:font-size-complex="12pt" style:font-style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color="#646464"/>
    </style:style>
    <style:style style:name="T4" style:family="text">
      <style:text-properties fo:color="#000000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style:font-name="Times New Roman"/>
    </style:style>
    <style:style style:name="T7" style:family="text">
      <style:text-properties fo:color="#000000" style:font-name="Times New Roman" fo:font-size="12pt" style:font-size-asian="12pt" style:font-size-complex="12pt"/>
    </style:style>
    <style:style style:name="T8" style:family="text">
      <style:text-properties fo:color="#000000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9" style:family="text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style:font-name="Consolas" fo:font-size="10pt" fo:font-style="normal" fo:background-color="#e8f2fe" style:font-name-asian="Consolas" style:font-size-asian="10pt" style:font-style-asian="normal" style:font-name-complex="Consolas" style:font-size-complex="10pt" style:font-style-complex="normal"/>
    </style:style>
    <style:style style:name="T11" style:family="text">
      <style:text-properties fo:color="#000000" style:font-name="Consolas" fo:font-size="10pt" fo:background-color="#e8f2fe" style:font-name-asian="Consolas" style:font-size-asian="10pt" style:font-name-complex="Consolas" style:font-size-complex="10pt"/>
    </style:style>
    <style:style style:name="T12" style:family="text">
      <style:text-properties fo:color="#000000" fo:font-style="italic" style:text-underline-style="none" style:font-style-asian="italic" style:font-style-complex="italic"/>
    </style:style>
    <style:style style:name="T13" style:family="text">
      <style:text-properties fo:color="#000000" fo:font-style="italic" style:text-underline-style="none" fo:background-color="#e8f2fe" style:font-style-asian="italic" style:font-style-complex="italic"/>
    </style:style>
    <style:style style:name="T14" style:family="text">
      <style:text-properties fo:color="#000000" fo:font-style="italic" style:font-style-asian="italic" style:font-style-complex="italic"/>
    </style:style>
    <style:style style:name="T15" style:family="text">
      <style:text-properties fo:color="#000000" fo:font-style="normal" style:text-underline-style="none" style:font-style-asian="normal" style:font-style-complex="normal"/>
    </style:style>
    <style:style style:name="T1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0000" fo:background-color="#e8f2fe"/>
    </style:style>
    <style:style style:name="T18" style:family="text">
      <style:text-properties fo:color="#2a00ff"/>
    </style:style>
    <style:style style:name="T19" style:family="text">
      <style:text-properties fo:color="#7f0055" fo:font-weight="bold" style:font-weight-asian="bold" style:font-weight-complex="bold"/>
    </style:style>
    <style:style style:name="T20" style:family="text">
      <style:text-properties fo:color="#7f0055" fo:font-style="italic" style:text-underline-style="none" fo:font-weight="bold" style:font-style-asian="italic" style:font-weight-asian="bold" style:font-style-complex="italic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color="#6a3e3e"/>
    </style:style>
    <style:style style:name="T23" style:family="text">
      <style:text-properties fo:color="#6a3e3e" fo:font-style="italic" style:text-underline-style="none" fo:background-color="#e8f2fe" style:font-style-asian="italic" style:font-style-complex="italic"/>
    </style:style>
    <style:style style:name="T24" style:family="text">
      <style:text-properties fo:color="#6a3e3e" fo:background-color="#e8f2fe"/>
    </style:style>
    <style:style style:name="T25" style:family="text">
      <style:text-properties fo:color="#6a3e3e" style:font-name="Consolas" fo:font-size="10pt" fo:background-color="#e8f2fe" style:font-name-asian="Consolas" style:font-size-asian="10pt" style:font-name-complex="Consolas" style:font-size-complex="10pt"/>
    </style:style>
    <style:style style:name="T26" style:family="text">
      <style:text-properties fo:color="#6a3e3e" style:font-name="Consolas" fo:font-size="10pt" fo:font-style="normal" fo:background-color="#e8f2fe" style:font-name-asian="Consolas" style:font-size-asian="10pt" style:font-style-asian="normal" style:font-name-complex="Consolas" style:font-size-complex="10pt" style:font-style-complex="normal"/>
    </style:style>
    <style:style style:name="T27" style:family="text">
      <style:text-properties fo:color="#333333" fo:font-style="italic" style:text-underline-style="none" fo:font-weight="normal" style:font-style-asian="italic" style:font-weight-asian="normal" style:font-style-complex="italic" style:font-weight-complex="normal"/>
    </style:style>
    <style:style style:name="T28" style:family="text">
      <style:text-properties fo:font-size="16pt" fo:font-style="normal" style:font-size-asian="16pt" style:font-style-asian="normal" style:font-size-complex="16pt" style:font-style-complex="normal"/>
    </style:style>
    <style:style style:name="T29" style:family="text">
      <style:text-properties fo:font-size="10pt" fo:font-style="normal" style:font-size-asian="10pt" style:font-style-asian="normal" style:font-size-complex="10pt" style:font-style-complex="normal"/>
    </style:style>
    <style:style style:name="T30" style:family="text">
      <style:text-properties style:font-name="Arimo" fo:font-size="10pt" fo:font-style="normal" style:font-size-asian="10pt" style:font-style-asian="normal" style:font-size-complex="10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lation</text:p>
      <text:p text:style-name="Standard"/>
      <text:p text:style-name="Standard">installer eclipse avec jdk(java developement kit) 1,8</text:p>
      <text:p text:style-name="Standard">lors de l'installation selectionner le project OpenHab</text:p>
      <text:p text:style-name="Standard"><text:a xlink:type="simple" xlink:href="https://www.openhab.org/docs/developer/ide/eclipse.html" text:style-name="Internet_20_link" text:visited-style-name="Visited_20_Internet_20_Link">https://www.openhab.org/docs/developer/ide/eclipse.html</text:a></text:p>
      <text:p text:style-name="Standard"/>
      <text:p text:style-name="Standard"/>
      <text:p text:style-name="P11">pour un nouveau project</text:p>
      <text:p text:style-name="Standard">dans</text:p>
      <text:p text:style-name="P6">C:\env\openhab-master\git\openhab2-addons\bom\openhab-addons\pom.xml</text:p>
      <text:p text:style-name="Standard">ajouter </text:p>
      <text:p text:style-name="P6">&lt;dependency&gt;</text:p>
      <text:p text:style-name="P6"><text:s/><text:tab/>&lt;groupId&gt;org.openhab.addons.bundles&lt;/groupId&gt;</text:p>
      <text:p text:style-name="P6"><text:s text:c="6"/><text:tab/>&lt;artifactId&gt;org.openhab.binding.volet&lt;/artifactId&gt;</text:p>
      <text:p text:style-name="P6"><text:s text:c="6"/><text:tab/>&lt;version&gt;${project.version}&lt;/version&gt;</text:p>
      <text:p text:style-name="P6">&lt;/dependency&gt;</text:p>
      <text:p text:style-name="P1">s'ajoute plus facilement <text:s/>dans eclipse dependencies /dependencies </text:p>
      <text:p text:style-name="P1"/>
      <text:p text:style-name="P1">dans</text:p>
      <text:p text:style-name="P6">C:\env\openhab-master\git\openhab2-addons\bundles</text:p>
      <text:p text:style-name="P1">ajouter</text:p>
      <text:p text:style-name="P6">&lt;module&gt;../../../../git-clone/volet-java&lt;/module&gt;</text:p>
      <text:p text:style-name="P1">s'ajoute plus facilement <text:s/>dans eclipse overview /modul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ou trouver les info afficher dans le logiciel et les liens pour la programation </text:p>
      <text:p text:style-name="P4"/>
      <text:p text:style-name="P1"><text:span text:style-name="T1">info sur le binding</text:span> (ensemble du project)</text:p>
      <text:p text:style-name="P1">se trouve dans </text:p>
      <text:p text:style-name="P6">C:\env\git-clone\volet-java\src\main\resources\ESH-INF\binding\binding.xml</text:p>
      <text:p text:style-name="Standard"><text:a xlink:type="simple" xlink:href="../binding.odt" text:style-name="Internet_20_link" text:visited-style-name="Visited_20_Internet_20_Link"><text:span text:style-name="T2">description du fichier</text:span></text:a></text:p>
      <text:p text:style-name="P1"/>
      <text:p text:style-name="P1"><text:span text:style-name="T1">info sur les thing</text:span>(les objects,module )</text:p>
      <text:p text:style-name="P1">se trouve dans </text:p>
      <text:p text:style-name="P6">C:\env\git-clone\volet-java\src\main\resources\ESH-INF\thing</text:p>
      <text:p text:style-name="Standard"><text:a xlink:type="simple" xlink:href="../think.odt" text:style-name="Internet_20_link" text:visited-style-name="Visited_20_Internet_20_Link">description du fichier</text:a></text:p>
      <text:p text:style-name="P12"><text:span text:style-name="T28">principe de fonctionnement</text:span></text:p>
      <text:p text:style-name="P1"><text:s/></text:p>
      <text:p text:style-name="P9"><text:span text:style-name="T16">Factory</text:span><text:span text:style-name="T4"> </text:span></text:p>
      <text:p text:style-name="P1"><text:s/>dans le logiciel lorsque l'on demande la creation d'un object on recheche toutes les classe qui commance par </text:p>
      <text:p text:style-name="P7"><text:span text:style-name="T3"><text:s text:c="3"/>@Component</text:span><text:span text:style-name="T4">(configurationPid = </text:span><text:span text:style-name="T18">"binding.volet"</text:span><text:span text:style-name="T4">, service = ThingHandlerFactory.</text:span><text:span text:style-name="T19">class</text:span><text:span text:style-name="T4">)</text:span></text:p>
      <text:p text:style-name="P7"><text:span text:style-name="T7">et qui sont une extention</text:span><text:span text:style-name="T5"> de</text:span><text:span text:style-name="T4"> BaseThingHandlerFactory</text:span></text:p>
      <text:p text:style-name="P9"><text:span text:style-name="T4">elle a <text:s/>plusieurs fonction importante</text:span></text:p>
      <text:p text:style-name="P8"><text:span text:style-name="T27">boolean</text:span><text:span text:style-name="T20"> </text:span><text:span text:style-name="T12">supportsThingType </text:span><text:span text:style-name="T13">(ThingTypeUID </text:span><text:span text:style-name="T23">thingTypeUID</text:span><text:span text:style-name="T13">)</text:span><text:span text:style-name="T15"> </text:span><text:span text:style-name="T8">renvoie vrai si l'object fournit en parametre peut etre cree par le factory</text:span></text:p>
      <text:p text:style-name="P8"><text:span text:style-name="T14">ThingHandler createHandler </text:span><text:span text:style-name="T17">(Thing </text:span><text:span text:style-name="T24">thing</text:span><text:span text:style-name="T17">)</text:span><text:span text:style-name="T14"> </text:span><text:span text:style-name="T8">cree reelement les object et le renvoie</text:span></text:p>
      <text:p text:style-name="P1"/>
      <text:p text:style-name="P1"/>
      <text:p text:style-name="P10">Bridge</text:p>
      <text:p text:style-name="P1"/>
      <text:p text:style-name="P1">fonction importante</text:p>
      <text:p text:style-name="P2"><text:span text:style-name="T30">constructeur</text:span><text:span text:style-name="T21">(</text:span><text:span text:style-name="T11">Bridge </text:span><text:span text:style-name="T25">bridge)</text:span></text:p>
      <text:p text:style-name="P7"><text:span text:style-name="T4"><text:s/></text:span><text:span text:style-name="T19">void</text:span><text:span text:style-name="T4"> initialize() </text:span><text:span text:style-name="T7">initiatise l'object a chaque creation </text:span></text:p>
      <text:p text:style-name="P7"><text:span text:style-name="T9"><text:s text:c="2"/></text:span><text:span text:style-name="T19">void</text:span><text:span text:style-name="T4"> handleCommand(ChannelUID </text:span><text:span text:style-name="T22">channelUID</text:span><text:span text:style-name="T4">, Command </text:span><text:span text:style-name="T22">command</text:span><text:span text:style-name="T4">)</text:span><text:span text:style-name="T7"> traitement des commande </text:span><text:span text:style-name="T22">command</text:span><text:span text:style-name="T7"> recu sur le channel <text:s/></text:span><text:span text:style-name="T22">channelUID</text:span></text:p>
      <text:p text:style-name="P7"><text:span text:style-name="T22"/></text:p>
      <text:p text:style-name="P7"><text:span text:style-name="T22"/></text:p>
      <text:p text:style-name="P10">Things</text:p>
      <text:p text:style-name="P1"/>
      <text:p text:style-name="P1">fonction importante</text:p>
      <text:p text:style-name="P2"><text:span text:style-name="T30">constructeur</text:span><text:span text:style-name="T21">(</text:span><text:span text:style-name="T10">Thing </text:span><text:span text:style-name="T26">thing</text:span><text:span text:style-name="T25">)</text:span></text:p>
      <text:p text:style-name="P7"><text:span text:style-name="T4"><text:s/></text:span><text:span text:style-name="T19">void</text:span><text:span text:style-name="T4"> initialize() </text:span><text:span text:style-name="T7">initiatise l'object a chaque creation </text:span></text:p>
      <text:p text:style-name="P7"><text:span text:style-name="T9"><text:s text:c="2"/></text:span><text:span text:style-name="T19">void</text:span><text:span text:style-name="T4"> handleCommand(ChannelUID </text:span><text:span text:style-name="T22">channelUID</text:span><text:span text:style-name="T4">, Command </text:span><text:span text:style-name="T22">command</text:span><text:span text:style-name="T4">)</text:span><text:span text:style-name="T7"> traitement des commande </text:span><text:span text:style-name="T22">command</text:span><text:span text:style-name="T7"> recu sur le channel <text:s/></text:span><text:span text:style-name="T22">channelUID</text:span></text:p>
      <text:p text:style-name="P7"><text:span text:style-name="T22"/></text:p>
      <text:p text:style-name="P7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xavier Gouraud</meta:initial-creator>
    <meta:creation-date>2019-06-24T09:24:47.57</meta:creation-date>
    <dc:date>2019-06-24T16:05:19.15</dc:date>
    <dc:creator>xavier Gouraud</dc:creator>
    <meta:editing-duration>PT5H23M9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2" meta:paragraph-count="47" meta:word-count="207" meta:character-count="2042"/>
  </office:meta>
</office:document-meta>
</file>